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  <style:text-properties officeooo:paragraph-rsid="001e149d"/>
    </style:style>
    <style:style style:name="P3" style:family="paragraph" style:parent-style-name="Standard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  <style:text-properties fo:font-size="12pt" officeooo:paragraph-rsid="001e149d" style:font-size-asian="12pt" style:font-size-complex="12pt"/>
    </style:style>
    <style:style style:name="P5" style:family="paragraph" style:parent-style-name="Standard">
      <style:paragraph-properties fo:margin-left="0.3937in" fo:margin-right="0in" fo:margin-top="0in" fo:margin-bottom="0in" loext:contextual-spacing="false" fo:text-indent="0in" style:auto-text-indent="false" fo:break-before="column">
        <style:tab-stops/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.7874in" fo:margin-right="0in" fo:margin-top="0in" fo:margin-bottom="0in" loext:contextual-spacing="false" fo:text-indent="0in" style:auto-text-indent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Standard" style:master-page-name="MP0">
      <style:paragraph-properties fo:margin-left="0.3937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fo:font-size="12pt" style:font-size-asian="12pt" style:font-size-complex="12pt"/>
    </style:style>
    <style:style style:name="P8" style:family="paragraph">
      <loext:graphic-properties draw:fill="solid" draw:fill-color="#000000" draw:opacity="100%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gr1" style:family="graphic">
      <style:graphic-properties draw:stroke="solid" svg:stroke-width="0.0138in" svg:stroke-color="#000000" svg:stroke-opacity="100%" draw:stroke-linejoin="miter" svg:stroke-linecap="butt" draw:fill="solid" draw:fill-color="#000000" draw:opacity="100%" fo:min-height="0in" fo:min-width="0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dash" draw:stroke-dash="Dashed_20__28_var_29_" svg:stroke-width="0.0102in" svg:stroke-color="#000000" svg:stroke-opacity="100%" draw:stroke-linejoin="round" svg:stroke-linecap="butt" draw:fill="none" fo:padding-top="-0.0012in" fo:padding-bottom="-0.0012in" fo:padding-left="-0.0012in" fo:padding-right="-0.0012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dash" draw:stroke-dash="Dashed_20__28_var_29_" svg:stroke-width="0.0102in" svg:stroke-color="#000000" svg:stroke-opacity="100%" draw:stroke-linejoin="round" svg:stroke-linecap="butt" draw:fill="none" fo:padding-top="-0.0012in" fo:padding-bottom="-0.0012in" fo:padding-left="-0.0012in" fo:padding-right="-0.0012in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/>
    </style:style>
    <style:style style:name="gr4" style:family="graphic">
      <style:graphic-properties draw:stroke="dash" draw:stroke-dash="Dashed_20__28_var_29_" svg:stroke-width="0.0102in" svg:stroke-color="#000000" svg:stroke-opacity="100%" draw:stroke-linejoin="round" svg:stroke-linecap="butt" draw:fill="none" fo:padding-top="-0.0012in" fo:padding-bottom="-0.0012in" fo:padding-left="-0.0012in" fo:padding-right="-0.0012in" style:run-through="foreground" style:wrap="run-through" style:number-wrapped-paragraphs="no-limit" style:vertical-pos="from-top" style:vertical-rel="page-content" style:horizontal-pos="center" style:horizontal-rel="page" draw:wrap-influence-on-position="once-concurrent" style:flow-with-text="false"/>
    </style:style>
    <style:style style:name="gr5" style:family="graphic">
      <style:graphic-properties draw:stroke="dash" draw:stroke-dash="Dashed_20__28_var_29_" svg:stroke-width="0.0102in" svg:stroke-color="#000000" svg:stroke-opacity="100%" draw:stroke-linejoin="round" svg:stroke-linecap="butt" draw:fill="none" fo:padding-top="-0.0012in" fo:padding-bottom="-0.0012in" fo:padding-left="-0.0012in" fo:padding-right="-0.0012in" style:run-through="foreground" style:wrap="run-through" style:number-wrapped-paragraphs="no-limit" style:vertical-pos="from-top" style:vertical-rel="page" style:horizontal-pos="lef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draw:custom-shape text:anchor-type="paragraph" draw:z-index="14" draw:name="Ellipse 48" draw:style-name="gr1" draw:text-style-name="P8" svg:width="0.2516in" svg:height="0.2516in" svg:x="4.4272in" svg:y="0.448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text:anchor-type="paragraph" draw:z-index="3" draw:name="Gerader Verbinder 37" draw:style-name="gr4" draw:text-style-name="P9" draw:type="line" svg:x1="4.1555in" svg:y1="11.4055in" svg:x2="4.1126in" svg:y2="0.1984in" svg:d="M10555 28970l-109-28467" svg:viewBox="0 0 111 28469"><text:p/></draw:connector><draw:custom-shape text:anchor-type="paragraph" draw:z-index="0" draw:name="Ellipse 1" draw:style-name="gr1" draw:text-style-name="P8" svg:width="0.2516in" svg:height="0.2516in" svg:x="0.3937in" svg:y="0.4335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Absatz-Standardschriftart"><text:span text:style-name="T1">Slack-ID/email</text:span></text:span></text:p>
      <text:p text:style-name="P4">Material</text:p>
      <text:p text:style-name="P4">Eure Referenz</text:p>
      <text:p text:style-name="P1"><draw:connector text:anchor-type="paragraph" draw:z-index="1" draw:name="Gerader Verbinder 3" draw:style-name="gr2" draw:text-style-name="P9" draw:type="line" svg:x1="0.4831in" svg:y1="0.9654in" svg:x2="7.7846in" svg:y2="0.9453in" svg:d="M1226 2452l18547-51" svg:viewBox="0 0 18549 53"><text:p/></draw:connector><text:span text:style-name="Absatz-Standardschriftart"><text:span text:style-name="T1"/></text:span></text:p>
      <text:p text:style-name="P3">Slack-ID/email</text:p>
      <text:p text:style-name="P3">Material</text:p>
      <text:p text:style-name="P1"><draw:connector text:anchor-type="paragraph" draw:z-index="13" draw:name="Gerader Verbinder 47" draw:style-name="gr5" draw:text-style-name="P9" draw:type="line" svg:x1="0in" svg:y1="10.6547in" svg:x2="7.3028in" svg:y2="10.6354in" svg:d="M0 27063l18549-49" svg:viewBox="0 0 18551 51"><text:p/></draw:connector><draw:connector text:anchor-type="paragraph" draw:z-index="12" draw:name="Gerader Verbinder 46" draw:style-name="gr5" draw:text-style-name="P9" draw:type="line" svg:x1="0in" svg:y1="9.7799in" svg:x2="7.3028in" svg:y2="9.7602in" svg:d="M0 24841l18549-50" svg:viewBox="0 0 18551 51"><text:p/></draw:connector><draw:connector text:anchor-type="paragraph" draw:z-index="11" draw:name="Gerader Verbinder 45" draw:style-name="gr5" draw:text-style-name="P9" draw:type="line" svg:x1="0in" svg:y1="8.8957in" svg:x2="7.3028in" svg:y2="8.8752in" svg:d="M0 22595l18549-52" svg:viewBox="0 0 18551 53"><text:p/></draw:connector><draw:connector text:anchor-type="paragraph" draw:z-index="10" draw:name="Gerader Verbinder 44" draw:style-name="gr5" draw:text-style-name="P9" draw:type="line" svg:x1="0in" svg:y1="8.0102in" svg:x2="7.3028in" svg:y2="7.9898in" svg:d="M0 20346l18549-52" svg:viewBox="0 0 18551 53"><text:p/></draw:connector><draw:connector text:anchor-type="paragraph" draw:z-index="9" draw:name="Gerader Verbinder 43" draw:style-name="gr2" draw:text-style-name="P9" draw:type="line" svg:x1="0.4831in" svg:y1="7.1248in" svg:x2="7.7846in" svg:y2="7.1043in" svg:d="M1226 18097l18547-52" svg:viewBox="0 0 18549 53"><text:p/></draw:connector><draw:connector text:anchor-type="paragraph" draw:z-index="8" draw:name="Gerader Verbinder 42" draw:style-name="gr3" draw:text-style-name="P9" draw:type="line" svg:x1="-0.0161in" svg:y1="6.2638in" svg:x2="7.2846in" svg:y2="6.2445in" svg:d="M-42 15910l18545-49" svg:viewBox="0 0 18547 51"><text:p/></draw:connector><draw:connector text:anchor-type="paragraph" draw:z-index="7" draw:name="Gerader Verbinder 41" draw:style-name="gr3" draw:text-style-name="P9" draw:type="line" svg:x1="-0.0161in" svg:y1="5.3874in" svg:x2="7.2846in" svg:y2="5.3681in" svg:d="M-42 13684l18545-49" svg:viewBox="0 0 18547 51"><text:p/></draw:connector><draw:connector text:anchor-type="paragraph" draw:z-index="6" draw:name="Gerader Verbinder 40" draw:style-name="gr3" draw:text-style-name="P9" draw:type="line" svg:x1="-0.0161in" svg:y1="4.4984in" svg:x2="7.2846in" svg:y2="4.478in" svg:d="M-42 11426l18545-52" svg:viewBox="0 0 18547 53"><text:p/></draw:connector><draw:connector text:anchor-type="paragraph" draw:z-index="5" draw:name="Gerader Verbinder 39" draw:style-name="gr2" draw:text-style-name="P9" draw:type="line" svg:x1="0.4831in" svg:y1="3.6028in" svg:x2="7.7846in" svg:y2="3.5835in" svg:d="M1226 9151l18547-49" svg:viewBox="0 0 18549 51"><text:p/></draw:connector><draw:connector text:anchor-type="paragraph" draw:z-index="4" draw:name="Gerader Verbinder 38" draw:style-name="gr3" draw:text-style-name="P9" draw:type="line" svg:x1="-0.0161in" svg:y1="2.7362in" svg:x2="7.2846in" svg:y2="2.7165in" svg:d="M-42 6950l18545-50" svg:viewBox="0 0 18547 51"><text:p/></draw:connector><draw:connector text:anchor-type="paragraph" draw:z-index="2" draw:name="Gerader Verbinder 4" draw:style-name="gr3" draw:text-style-name="P9" draw:type="line" svg:x1="-0.0161in" svg:y1="1.8701in" svg:x2="7.2846in" svg:y2="1.8508in" svg:d="M-42 4750l18545-49" svg:viewBox="0 0 18547 51"><text:p/></draw:connector><text:span text:style-name="Absatz-Standardschriftart"><text:span text:style-name="T1">Eure Referenz</text:span></text:span>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3"/>
      <text:p text:style-name="P3">Slack-ID/email</text:p>
      <text:p text:style-name="P3">Material</text:p>
      <text:p text:style-name="P3">Eure Referenz</text:p>
      <text:p text:style-name="P5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  <text:p text:style-name="P6">Slack-ID/email</text:p>
      <text:p text:style-name="P6">Material</text:p>
      <text:p text:style-name="P6">Eure Referenz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draw:stroke-dash draw:name="Dashed_20__28_var_29_" draw:display-name="Dashed (var)" draw:style="rect" draw:dots1="1" draw:dots1-length="0.0311in" draw:distance="0.0311in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Christoph</meta:initial-creator>
    <meta:creation-date>2020-04-06T10:37:00Z</meta:creation-date>
    <dc:date>2020-04-06T14:14:49.973624448</dc:date>
    <meta:print-date>2020-04-06T10:17:00Z</meta:print-date>
    <meta:editing-cycles>3</meta:editing-cycles>
    <meta:editing-duration>PT1M3S</meta:editing-duration>
    <meta:document-statistic meta:table-count="0" meta:image-count="0" meta:object-count="0" meta:page-count="1" meta:paragraph-count="78" meta:word-count="104" meta:character-count="909" meta:non-whitespace-character-count="883"/>
    <meta:template xlink:type="simple" xlink:actuate="onRequest" xlink:title="" xlink:href="../Anhänger%20(2).odt/Normal.dotm"/>
  </office:meta>
</office:document-meta>
</file>